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80c" officeooo:paragraph-rsid="0005380c"/>
    </style:style>
    <style:style style:name="P2" style:family="paragraph" style:parent-style-name="Standard">
      <style:text-properties officeooo:rsid="000727de" officeooo:paragraph-rsid="000727de"/>
    </style:style>
    <style:style style:name="P3" style:family="paragraph" style:parent-style-name="Standard">
      <style:text-properties officeooo:rsid="000edc70" officeooo:paragraph-rsid="000edc70"/>
    </style:style>
    <style:style style:name="P4" style:family="paragraph" style:parent-style-name="Standard">
      <style:text-properties officeooo:rsid="00126368" officeooo:paragraph-rsid="00126368"/>
    </style:style>
    <style:style style:name="P5" style:family="paragraph" style:parent-style-name="Standard">
      <style:text-properties officeooo:rsid="0013de98" officeooo:paragraph-rsid="0013de98"/>
    </style:style>
    <style:style style:name="P6" style:family="paragraph" style:parent-style-name="Standard">
      <style:text-properties officeooo:rsid="0016aa60" officeooo:paragraph-rsid="0016aa60"/>
    </style:style>
    <style:style style:name="T1" style:family="text">
      <style:text-properties officeooo:rsid="001069b9"/>
    </style:style>
    <style:style style:name="T2" style:family="text">
      <style:text-properties officeooo:rsid="0017a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ve_r.jff .: move o cabeçote da MTU até o primeiro símbolo após o $, ou seja, o primeiro símbolo da palavra.</text:p>
      <text:p text:style-name="P1"/>
      <text:p text:style-name="P1">move_l.jff .: move o cabeçote da MTU até o primeiro símbolo após o vazio, ou seja, o estado atual da MT.</text:p>
      <text:p text:style-name="P1"/>
      <text:p text:style-name="P1">m_initial.jff .: escreve o estado inicial da MT no começo da fita da MTU e move primeiro símbolo após o %, ou seja, a primeira transição.</text:p>
      <text:p text:style-name="P1"/>
      <text:p text:style-name="P1">c_state.jff .: inicializa o ponteiro da MT, ou seja, sobrescreve o primeiro símbolo depois do $ (no caso a) por A e move de volta para o símbolo de $.</text:p>
      <text:p text:style-name="P1"/>
      <text:p text:style-name="P2">check_possible_transition.jff .: marcar todos os estados origem compatíveis com o estado atual da MT (escreve C).</text:p>
      <text:p text:style-name="P2"/>
      <text:p text:style-name="P3">mark_go_transition.jff .: marca a transição que vai acontecer, <text:span text:style-name="T1">ou seja, compatível com o símbolo na posição atual do cabeçote na MT</text:span> (escreve S).</text:p>
      <text:p text:style-name="P3"/>
      <text:p text:style-name="P4">shift_r .: faz um shift para direita começando do final da fita até um símbolo I definido anteriormente (ex: aIa11 → a11a11).</text:p>
      <text:p text:style-name="P4"/>
      <text:p text:style-name="P5">shift_l .: faz um shift para esquerda delimitado pelo último “1” do último símbolo da palavra (ex: a11aI → a1a1).</text:p>
      <text:p text:style-name="P5"/>
      <text:p text:style-name="P6">TODO: ESTAMOS COM A TRANSIÇÃO MARCADA COM “S”, AGORA FALTA ESCREVER A TRANSIÇÃO <text:span text:style-name="T2">(ATUALIZAR ESTADO E CABEÇOTE DA MT)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7:48:04.890000000</meta:creation-date>
    <dc:date>2023-12-06T19:36:15.298000000</dc:date>
    <meta:editing-duration>PT1H48M6S</meta:editing-duration>
    <meta:editing-cycles>9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9" meta:word-count="198" meta:character-count="1111" meta:non-whitespace-character-count="922"/>
  </office:meta>
</office:document-meta>
</file>